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43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6.64mm"/>
    </style:style>
    <style:style style:name="co5" style:family="table-column">
      <style:table-column-properties fo:break-before="auto" style:column-width="66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3e2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3" table:number-columns-repeated="4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style-name="ce3" office:value-type="string" calcext:value-type="string">
            <text:p>assurance</text:p>
          </table:table-cell>
          <table:table-cell office:value-type="string" calcext:value-type="string">
            <text:p>règlement</text:p>
          </table:table-cell>
          <table:table-cell office:value-type="string" calcext:value-type="string">
            <text:p>charte laïcité</text:p>
          </table:table-cell>
          <table:table-cell office:value-type="string" calcext:value-type="string">
            <text:p>charte inf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COULET</text:p>
          </table:table-cell>
          <table:table-cell office:value-type="string" calcext:value-type="string">
            <text:p>Franck</text:p>
          </table:table-cell>
          <table:table-cell office:value-type="date" office:date-value="2006-02-03" calcext:value-type="date">
            <text:p>03/02/06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BRESLER</text:p>
          </table:table-cell>
          <table:table-cell office:value-type="string" calcext:value-type="string">
            <text:p>Jules</text:p>
          </table:table-cell>
          <table:table-cell office:value-type="date" office:date-value="2006-05-29" calcext:value-type="date">
            <text:p>29/05/06</text:p>
          </table:table-cell>
          <table:table-cell table:number-columns-repeated="4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CREVISY</text:p>
          </table:table-cell>
          <table:table-cell office:value-type="string" calcext:value-type="string">
            <text:p>Léo</text:p>
          </table:table-cell>
          <table:table-cell office:value-type="date" office:date-value="2006-05-20" calcext:value-type="date">
            <text:p>20/05/06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DIRAND</text:p>
          </table:table-cell>
          <table:table-cell office:value-type="string" calcext:value-type="string">
            <text:p>Lucas</text:p>
          </table:table-cell>
          <table:table-cell office:value-type="date" office:date-value="2006-01-10" calcext:value-type="date">
            <text:p>10/01/06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FONTAINE</text:p>
          </table:table-cell>
          <table:table-cell office:value-type="string" calcext:value-type="string">
            <text:p>Axel</text:p>
          </table:table-cell>
          <table:table-cell office:value-type="date" office:date-value="2006-04-03" calcext:value-type="date">
            <text:p>03/04/06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GALTAT</text:p>
          </table:table-cell>
          <table:table-cell office:value-type="string" calcext:value-type="string">
            <text:p>Théo</text:p>
          </table:table-cell>
          <table:table-cell office:value-type="date" office:date-value="2005-07-01" calcext:value-type="date">
            <text:p>01/07/05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GIRAULT</text:p>
          </table:table-cell>
          <table:table-cell office:value-type="string" calcext:value-type="string">
            <text:p>Victor</text:p>
          </table:table-cell>
          <table:table-cell office:value-type="date" office:date-value="2006-12-28" calcext:value-type="date">
            <text:p>28/12/06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GOBERT</text:p>
          </table:table-cell>
          <table:table-cell office:value-type="string" calcext:value-type="string">
            <text:p>Antoine</text:p>
          </table:table-cell>
          <table:table-cell office:value-type="date" office:date-value="2005-06-09" calcext:value-type="date">
            <text:p>09/06/05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LEGROS</text:p>
          </table:table-cell>
          <table:table-cell office:value-type="string" calcext:value-type="string">
            <text:p>Nathan</text:p>
          </table:table-cell>
          <table:table-cell office:value-type="date" office:date-value="2006-05-11" calcext:value-type="date">
            <text:p>11/05/06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MARIET</text:p>
          </table:table-cell>
          <table:table-cell office:value-type="string" calcext:value-type="string">
            <text:p>Lisa</text:p>
          </table:table-cell>
          <table:table-cell office:value-type="date" office:date-value="2006-03-03" calcext:value-type="date">
            <text:p>03/03/06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POLYCARPE</text:p>
          </table:table-cell>
          <table:table-cell office:value-type="string" calcext:value-type="string">
            <text:p>Alexandre</text:p>
          </table:table-cell>
          <table:table-cell office:value-type="date" office:date-value="2006-03-03" calcext:value-type="date">
            <text:p>03/03/06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POLYCARPE</text:p>
          </table:table-cell>
          <table:table-cell office:value-type="string" calcext:value-type="string">
            <text:p>Antoine</text:p>
          </table:table-cell>
          <table:table-cell office:value-type="date" office:date-value="2006-03-03" calcext:value-type="date">
            <text:p>03/03/06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POUGET</text:p>
          </table:table-cell>
          <table:table-cell office:value-type="string" calcext:value-type="string">
            <text:p>Benjamin</text:p>
          </table:table-cell>
          <table:table-cell office:value-type="date" office:date-value="2005-03-22" calcext:value-type="date">
            <text:p>22/03/05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Doriane</text:p>
          </table:table-cell>
          <table:table-cell office:value-type="date" office:date-value="2006-01-28" calcext:value-type="date">
            <text:p>28/01/06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Mathys</text:p>
          </table:table-cell>
          <table:table-cell office:value-type="date" office:date-value="2006-12-06" calcext:value-type="date">
            <text:p>06/12/06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Joy</text:p>
          </table:table-cell>
          <table:table-cell office:value-type="date" office:date-value="2006-07-04" calcext:value-type="date">
            <text:p>04/07/06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THOUVENOT</text:p>
          </table:table-cell>
          <table:table-cell office:value-type="string" calcext:value-type="string">
            <text:p>Alanisse</text:p>
          </table:table-cell>
          <table:table-cell office:value-type="date" office:date-value="2006-05-08" calcext:value-type="date">
            <text:p>08/05/06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VEUILLIER</text:p>
          </table:table-cell>
          <table:table-cell office:value-type="string" calcext:value-type="string">
            <text:p>Nathanaël</text:p>
          </table:table-cell>
          <table:table-cell office:value-type="date" office:date-value="2006-06-21" calcext:value-type="date">
            <text:p>21/06/06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</table:table>
      <table:table table:name="5e1" table:style-name="ta1">
        <table:table-column table:style-name="co3" table:default-cell-style-name="Default"/>
        <table:table-column table:style-name="co4" table:default-cell-style-name="ce7"/>
        <table:table-column table:style-name="co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mail simpl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OUAD Ada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BLANDIN Lylo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CESCHIUTTI May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CHAFFAUT Matté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CHAUMONOT Maud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CHEVALIER Aubra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CONREAUX Guillaum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OSTA Laurène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DIDIER Emm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FACON Thibaul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FRISON Dieg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GRELLOT To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GRUCA Lé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HURIER Justi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HYORDEY Év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LAMBLIN Maëly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LECLERC Yani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LEGRAS Maelia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MARCOUX To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MAUCLAIRE Thiphai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NOIROT Thibau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PIERRET Romane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POIROT -- KRIEGER Dyla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POULAIN Nathé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ROYER Evan</text:p>
          </table:table-cell>
          <table:table-cell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SILVESTRE Yani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WALTER Aloï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ZIMMERMANN Lylia</text:p>
          </table:table-cell>
          <table:table-cell office:value-type="string" calcext:value-type="string">
            <text:p>x</text:p>
          </table:table-cell>
        </table:table-row>
      </table:table>
      <table:table table:name="5e2" table:style-name="ta1">
        <table:table-column table:style-name="co3" table:default-cell-style-name="Default"/>
        <table:table-column table:style-name="co5" table:default-cell-style-name="ce7"/>
        <table:table-column table:style-name="co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mail simpl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OURRELIER Thé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BRESLER Valenti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DUPONT Hug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DUSSAUCY To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EMERAUX Enz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GHERALIU Dariu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HENRY Emm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HORIOT Lis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HUOT Emeli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LAVALLARD Lol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MAIGROT Léa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MANSARD Lé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MAUROY Quentin</text:p>
          </table:table-cell>
          <table:table-cell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MORTIER Juli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MULLER Camill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MUTEL Célia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PEREYRON Maëly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PERROT--BELHADJ Kelia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PIERROT Ev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RIEGEL Lauret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ROBERT Timé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ROSE Hug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SUSSEY Louk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TOUSSAINT Milia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UNSER Nathéo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VINUEZA PICUASI--MOUSSU Chaya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VIPREY Ery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YONKER Ilan</text:p>
          </table:table-cell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3">00/00/0000</text:date>, <text:time style:data-style-name="N2" text:time-value="09:23:55.1427631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2T14:27:17.345220389</meta:creation-date>
    <meta:generator>LibreOffice/6.0.7.3$Linux_X86_64 LibreOffice_project/00m0$Build-3</meta:generator>
    <dc:date>2020-09-13T15:27:45.900675783</dc:date>
    <meta:editing-duration>PT8H13M37S</meta:editing-duration>
    <meta:editing-cycles>36</meta:editing-cycles>
    <meta:document-statistic meta:table-count="3" meta:cell-count="290" meta:object-count="0"/>
  </office:meta>
</office:document-meta>
</file>